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bg" fo:country="BG"/>
    </style:style>
    <style:style style:name="P2" style:family="paragraph" style:parent-style-name="Standard" style:list-style-name="WW8Num1">
      <style:text-properties fo:language="bg" fo:country="BG"/>
    </style:style>
    <style:style style:name="P3" style:family="paragraph" style:parent-style-name="List_20_Paragraph" style:list-style-name="WW8Num2">
      <style:text-properties fo:language="bg" fo:country="BG" style:font-weight-complex="bold"/>
    </style:style>
    <style:style style:name="P4" style:family="paragraph" style:parent-style-name="List_20_Paragraph" style:list-style-name="WW8Num2">
      <style:text-properties style:font-weight-complex="bold"/>
    </style:style>
    <style:style style:name="P5" style:family="paragraph" style:parent-style-name="List_20_Paragraph" style:list-style-name="WW8Num2" style:master-page-name="Standard">
      <style:paragraph-properties style:page-number="auto"/>
      <style:text-properties fo:language="bg" fo:country="BG"/>
    </style:style>
    <style:style style:name="P6" style:family="paragraph">
      <style:paragraph-properties fo:margin-top="0cm" fo:margin-bottom="0.353cm" fo:line-height="115%" style:writing-mode="lr-tb"/>
    </style:style>
    <style:style style:name="T1" style:family="text">
      <style:text-properties fo:language="bg" fo:country="BG"/>
    </style:style>
    <style:style style:name="T2" style:family="text">
      <style:text-properties fo:language="bg" fo:country="BG" fo:background-color="#ffff00" loext:char-shading-value="0"/>
    </style:style>
    <style:style style:name="T3" style:family="text">
      <style:text-properties style:font-name-complex="Calibri"/>
    </style:style>
    <style:style style:name="T4" style:family="text">
      <style:text-properties fo:color="#ff0000"/>
    </style:style>
    <style:style style:name="T5" style:family="text">
      <style:text-properties fo:color="#ff0000" fo:language="bg" fo:country="BG"/>
    </style:style>
    <style:style style:name="T6" style:family="text">
      <style:text-properties fo:color="#00b050"/>
    </style:style>
    <style:style style:name="T7" style:family="text">
      <style:text-properties text:display="true"/>
    </style:style>
    <style:style style:name="T8" style:family="text">
      <style:text-properties style:use-window-font-color="true" style:font-name="Calibri" fo:font-size="10pt" fo:language="bg" fo:country="BG" style:font-name-asian="Calibri" style:font-size-asian="10pt" style:font-name-complex="Times New Roman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4898595749191598" text:style-name="WW8Num2">
        <text:list-item>
          <text:p text:style-name="P5">Резултати и дискусия</text:p>
          <text:list>
            <text:list-item>
              <text:p text:style-name="P4">Таксономичен състав и структура на зообентосните съобщества<text:span text:style-name="T1"> в крайбрежната зона на Бургаския залив</text:span></text:p>
              <text:list>
                <text:list-item>
                  <text:p text:style-name="P3"><text:span text:style-name="T3"><text:s/></text:span>Зообентосни съобщества в пясъчното дъно </text:p>
                  <text:list>
                    <text:list-item>
                      <text:p text:style-name="P3">Видов състав и биоразнообразие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>В резултат на проведените в рамките на тази дисертация изследвания, в пясъчното дъно на крайбрежната зона на Бургаския залив са установени общо 147 вида и надвидови таксони (</text:span><text:span text:style-name="T5">табл.?; подробно описани в Приложение ...</text:span><text:span text:style-name="T1">). Систематиката на <text:s/>посочените видове е актуализирана и приведена в съгласие с </text:span>World Register of Marine Species (WORMS - <text:span text:style-name="T6">ref</text:span>). <text:span text:style-name="Comment_20_Reference"><text:span text:style-name="T7"><office:annotation office:name="__Fieldmark__0_1399019625"><dc:creator>stefi</dc:creator><dc:date>2016-06-01T11:11:00</dc:date><text:sender-initials>s</text:sender-initials><text:p text:style-name="P6"><text:span text:style-name="T8">Повторение от материали и методи</text:span></text:p></office:annotation></text:span></text:span><text:span text:style-name="T1">До ниво вид са идентифицирани организмите от групите</text:span> Mollusca, Crustacea, Polychaeta, Anthozoa, Chordat<text:span text:style-name="T1">a; организмите от групите</text:span> Nemertea, Platyhelminthes (Turbellaria), Oligochaeta, Phoronida<text:span text:style-name="T1"> са идентифицирани само до посоченото ниво, тъй като за по-нататъшн</text:span>о<text:span text:style-name="T1"> определяне се изискват специална експертиза и методи.</text:span><text:span text:style-name="Comment_20_Reference"> </text:span><office:annotation-end office:name="__Fieldmark__0_1399019625"/><text:span text:style-name="T1"><text:s/></text:span></text:p>
      <text:p text:style-name="Standard"><text:span text:style-name="T1">Основните таксономични групи, изграждащи видовото богатство на зообентосните съобщества на пясъчното дъно, са </text:span><text:span text:style-name="T4">Mollusca, Polychaeta </text:span><text:span text:style-name="T5">и </text:span><text:span text:style-name="T4">Crustacea</text:span><text:span text:style-name="T5">. С най-много видове са представени </text:span><text:span text:style-name="T4">Polychaeta </text:span><text:span text:style-name="T5">–</text:span><text:span text:style-name="T4"> </text:span><text:span text:style-name="T5">63 (42.86% от общия брой видове за пясъчното дъно), следвани от </text:span><text:span text:style-name="T4">Mollusca</text:span><text:span text:style-name="T5"> – 39 (26.53%), </text:span><text:span text:style-name="T4"><text:s/></text:span><text:span text:style-name="T5">и </text:span><text:span text:style-name="T4">Crustacea </text:span><text:span text:style-name="T5">– 32 (21.77%). Останалите групи, обединени под името </text:span><text:span text:style-name="T4">Varia</text:span><text:span text:style-name="T5">, са представени от 13 таксона</text:span><text:span text:style-name="T1"> (</text:span><text:span text:style-name="T5">фиг. ..</text:span><text:span text:style-name="T1">). </text:span></text:p>
      <text:list xml:id="list819775740330380286" text:style-name="WW8Num1">
        <text:list-item>
          <text:p text:style-name="P2">Принос на таксономичните групи към числеността </text:p>
        </text:list-item>
      </text:list>
      <text:p text:style-name="Standard"><text:span text:style-name="T1">Числеността на макрозообентоса е обобщена в рамките на основните таксономични групи с цел описание на техния принос към общата структура по численост на макрозообентосните съобщества. </text:span><text:span text:style-name="T5"><text:s/>–</text:span><text:span text:style-name="T4">&gt; </text:span><text:span text:style-name="T5">Разлика 2013-2014? (АНОВА!) </text:span><text:span text:style-name="T1"><text:s/>През 2013 г. в макрозообентосните съобщества по численост доминират </text:span><text:span text:style-name="T2">...</text:span><text:span text:style-name="T1">, с относителна численост </text:span><text:span text:style-name="T2">... %</text:span><text:span text:style-name="T1"> от общия брой събрани организми. Това се дължи предимно на високата численост на </text:span><text:span text:style-name="T2">...</text:span><text:span text:style-name="T1"> вида: </text:span><text:span text:style-name="T2">....</text:span><text:span text:style-name="T1"> . През тази година ... (представени от .. видове) съставят .. % от общата численост, <text:s/>... (... видове) - ... %. Общо тези .. групи съставят .. % от общата численост на съобществата. Групите с най-голям брой видове през тази година са ... <text:s/></text:span></text:p>
      <text:p text:style-name="Standard"><text:span text:style-name="T1">През 2014 г. се наблюдава слаба (</text:span><text:span text:style-name="T5">?</text:span><text:span text:style-name="T1">) разлика във видовия състав и числеността на макрозообентоса в пясъчното дъно. Доминират </text:span><text:span text:style-name="T2">...</text:span><text:span text:style-name="T1"> <text:s/>С най-голям брой видове са представени </text:span><text:span text:style-name="T2">...</text:span><text:span text:style-name="T1"> </text:span></text:p>
      <text:p text:style-name="P1"><text:span text:style-name="T4">Таблица ...</text:span> Сравнение на относителната численост на основните таксономични групи, общия брой видове, влизащи в съответната група, и нейния ранг, в макрозообентосните съобщества на пясъчното дъно в Бургаския залив (2013-2014 г.). <text:s text:c="2"/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creator>stefi</dc:creator>
    <dc:date>2016-06-01T14:33:00</dc:date>
    <meta:editing-cycles>4</meta:editing-cycles>
    <meta:editing-duration>PT3H40M</meta:editing-duration>
    <meta:generator>LibreOffice/4.2.8.2$Linux_X86_64 LibreOffice_project/420m0$Build-2</meta:generator>
    <meta:document-statistic meta:table-count="0" meta:image-count="0" meta:object-count="0" meta:page-count="2" meta:paragraph-count="10" meta:word-count="343" meta:character-count="2368" meta:non-whitespace-character-count="2021"/>
  </office:meta>
</office:document-meta>
</file>